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d9c" officeooo:paragraph-rsid="0015cd9c"/>
    </style:style>
    <style:style style:name="P2" style:family="paragraph" style:parent-style-name="Standard">
      <style:text-properties officeooo:rsid="0015cd9c" officeooo:paragraph-rsid="001b7bf3"/>
    </style:style>
    <style:style style:name="T1" style:family="text">
      <style:text-properties officeooo:rsid="0016bc31"/>
    </style:style>
    <style:style style:name="T2" style:family="text">
      <style:text-properties officeooo:rsid="00186021"/>
    </style:style>
    <style:style style:name="T3" style:family="text">
      <style:text-properties officeooo:rsid="001b7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3">sdkajslkd</text:span></text:p>
      <text:p text:style-name="P2"/>
      <text:p text:style-name="P2"><text:span text:style-name="T3">sakdkajsl</text:span></text:p>
      <text:p text:style-name="P2"><text:span text:style-name="T3">sldlkdla</text:span></text:p>
      <text:p text:style-name="P2"><text:span text:style-name="T3">s;d;sal;da</text:span></text:p>
      <text:p text:style-name="P2"><text:span text:style-name="T3">s;dl;sald</text:span></text:p>
      <text:p text:style-name="P2">;<text:span text:style-name="T3">sd;sa;da;sd</text:span></text:p>
      <text:p text:style-name="P2"><text:s text:c="2"/><text:span text:style-name="T2">Mmnmnm mnmnmnmnm </text:span>m<text:span text:style-name="T1">mm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3:46:06.433634757</meta:creation-date>
    <meta:print-date>2021-05-18T13:46:20.335037936</meta:print-date>
    <dc:date>2021-05-18T15:45:17.826380706</dc:date>
    <meta:editing-duration>PT1H23M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7" meta:word-count="9" meta:character-count="80" meta:non-whitespace-character-count="76"/>
  </office:meta>
</office:document-meta>
</file>